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rsid="00083282" officeooo:paragraph-rsid="00083282" style:font-size-asian="12pt" style:font-weight-asian="bold" style:font-size-complex="12pt" style:font-weight-complex="bold"/>
    </style:style>
    <style:style style:name="P5" style:family="paragraph" style:parent-style-name="Heading_20_3">
      <style:text-properties fo:font-size="12pt" fo:font-weight="bold" officeooo:rsid="00083282" officeooo:paragraph-rsid="00083282" style:font-size-asian="10.5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9" style:family="paragraph" style:parent-style-name="Horizontal_20_Line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  <style:text-properties style:font-name="Liberation Serif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>
      <style:text-properties style:font-name="Liberation Serif"/>
    </style:style>
    <style:style style:name="P25" style:family="paragraph" style:parent-style-name="Horizontal_20_Line">
      <style:text-properties style:font-name="Liberation Serif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style:font-name="Liberation Serif"/>
    </style:style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/>
    <style:style style:name="P32" style:family="paragraph" style:parent-style-name="Text_20_body" style:list-style-name="L10">
      <style:paragraph-properties fo:margin-top="0cm" fo:margin-bottom="0cm" style:contextual-spacing="false"/>
      <style:text-properties style:font-name="Liberation Serif"/>
    </style:style>
    <style:style style:name="P33" style:family="paragraph" style:parent-style-name="Text_20_body" style:list-style-name="L10">
      <style:paragraph-properties fo:margin-top="0cm" fo:margin-bottom="0cm" style:contextual-spacing="false"/>
    </style:style>
    <style:style style:name="P34" style:family="paragraph" style:parent-style-name="Text_20_body" style:list-style-name="L10">
      <style:text-properties style:font-name="Liberation Serif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>
      <style:paragraph-properties fo:margin-top="0cm" fo:margin-bottom="0cm" style:contextual-spacing="false"/>
    </style:style>
    <style:style style:name="P40" style:family="paragraph" style:parent-style-name="Text_20_body" style:list-style-name="L13"/>
    <style:style style:name="P41" style:family="paragraph" style:parent-style-name="Text_20_body" style:list-style-name="L14">
      <style:paragraph-properties fo:margin-top="0cm" fo:margin-bottom="0cm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5">
      <style:paragraph-properties fo:margin-top="0cm" fo:margin-bottom="0cm" style:contextual-spacing="false"/>
    </style:style>
    <style:style style:name="P44" style:family="paragraph" style:parent-style-name="Text_20_body" style:list-style-name="L15"/>
    <style:style style:name="P45" style:family="paragraph" style:parent-style-name="Text_20_body" style:list-style-name="L16">
      <style:paragraph-properties fo:margin-top="0cm" fo:margin-bottom="0cm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>
      <style:text-properties style:font-name="Liberation Serif"/>
    </style:style>
    <style:style style:name="P48" style:family="paragraph" style:parent-style-name="Text_20_body" style:list-style-name="L17">
      <style:paragraph-properties fo:margin-top="0cm" fo:margin-bottom="0cm" style:contextual-spacing="false"/>
    </style:style>
    <style:style style:name="P49" style:family="paragraph" style:parent-style-name="Text_20_body" style:list-style-name="L17"/>
    <style:style style:name="P50" style:family="paragraph" style:parent-style-name="Text_20_body" style:list-style-name="L18">
      <style:paragraph-properties fo:margin-top="0cm" fo:margin-bottom="0cm" style:contextual-spacing="false"/>
    </style:style>
    <style:style style:name="P51" style:family="paragraph" style:parent-style-name="Text_20_body" style:list-style-name="L18">
      <style:paragraph-properties fo:margin-top="0cm" fo:margin-bottom="0cm" style:contextual-spacing="false"/>
      <style:text-properties style:font-name="Liberation Serif"/>
    </style:style>
    <style:style style:name="P52" style:family="paragraph" style:parent-style-name="Text_20_body" style:list-style-name="L18"/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88b0a" style:font-size-asian="12pt" style:font-size-complex="12pt"/>
    </style:style>
    <style:style style:name="T3" style:family="text">
      <style:text-properties style:font-name="Liberation Serif" style:font-size-asian="12pt"/>
    </style:style>
    <style:style style:name="T4" style:family="text">
      <style:text-properties style:font-name="Liberation Serif"/>
    </style:style>
    <style:style style:name="T5" style:family="text">
      <style:text-properties officeooo:rsid="00108b5f"/>
    </style:style>
    <style:style style:name="T6" style:family="text">
      <style:text-properties officeooo:rsid="001106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Est</text:span></text:span><text:span text:style-name="Strong_20_Emphasis"><text:span text:style-name="T2">r</text:span></text:span><text:span text:style-name="Strong_20_Emphasis"><text:span text:style-name="T1">uctura del dataset:</text:span></text:span></text:h>
      <text:list text:style-name="L1">
        <text:list-item>
          <text:p text:style-name="P1"><text:span text:style-name="Strong_20_Emphasis"><text:span text:style-name="T1">Cantidad de filas:</text:span></text:span><text:span text:style-name="T1"> 140</text:span></text:p>
        </text:list-item>
        <text:list-item>
          <text:p text:style-name="P1"><text:span text:style-name="Strong_20_Emphasis"><text:span text:style-name="T1">Cantidad de columnas:</text:span></text:span><text:span text:style-name="T1"> 15</text:span></text:p>
        </text:list-item>
        <text:list-item>
          <text:p text:style-name="P1"><text:span text:style-name="Strong_20_Emphasis"><text:span text:style-name="T1">Columnas destacadas:</text:span></text:span></text:p>
          <text:list>
            <text:list-item>
              <text:p text:style-name="P1"><text:span text:style-name="T1">Variables categóricas: </text:span><text:span text:style-name="Source_20_Text"><text:span text:style-name="T1">Gender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Blood status</text:span></text:span><text:span text:style-name="T1">, etc.</text:span></text:p>
            </text:list-item>
            <text:list-item>
              <text:p text:style-name="P1"><text:span text:style-name="T1">Variables numéricas: Solo </text:span><text:span text:style-name="Source_20_Text"><text:span text:style-name="T1">Id</text:span></text:span><text:span text:style-name="T1"> por ahora.</text:span></text:p>
            </text:list-item>
            <text:list-item>
              <text:p text:style-name="P2"><text:span text:style-name="T1">Variables con valores faltantes: </text:span><text:span text:style-name="Source_20_Text"><text:span text:style-name="T1">Job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Loyalty</text:span></text:span><text:span text:style-name="T1">, entre otras.</text:span></text:p>
            </text:list-item>
          </text:list>
        </text:list-item>
      </text:list>
      <text:p text:style-name="P3"/>
      <text:p text:style-name="P3"/>
      <text:h text:style-name="Heading_20_2" text:outline-level="2">Preguntas claves a responder con este análisis:</text:h>
      <text:p text:style-name="P4"/>
      <text:h text:style-name="P5" text:outline-level="3"><text:span text:style-name="Strong_20_Emphasis"><text:span text:style-name="T3">Sobre características generales de los personajes</text:span></text:span></text:h>
      <text:list text:style-name="L2">
        <text:list-item>
          <text:p text:style-name="P6">¿Cuál es la distribución de personajes por género?</text:p>
        </text:list-item>
        <text:list-item>
          <text:p text:style-name="P6">¿Qué casas tienen más personajes asociados? ¿Existen diferencias en las características (por ejemplo, habilidades o lealtades) entre las casas?</text:p>
        </text:list-item>
        <text:list-item>
          <text:p text:style-name="P7"><text:span text:style-name="T1">¿Cómo se distribuyen los tipos de sangre (</text:span><text:span text:style-name="Source_20_Text"><text:span text:style-name="T1">Blood status</text:span></text:span><text:span text:style-name="T1">) entre los personajes?</text:span></text:p>
        </text:list-item>
        <text:list-item>
          <text:p text:style-name="P8">¿Qué trabajos son más comunes entre los personajes y cómo se relacionan con sus casas o habilidades?</text:p>
        </text:list-item>
      </text:list>
      <text:p text:style-name="P9"/>
      <text:h text:style-name="Heading_20_3" text:outline-level="3"><text:span text:style-name="Strong_20_Emphasis"><text:span text:style-name="T1">Sobre atributos específicos</text:span></text:span></text:h>
      <text:list text:style-name="L3">
        <text:list-item>
          <text:p text:style-name="P10">¿Cuáles son los colores de pelo y ojos más comunes entre los personajes? ¿Se relacionan con alguna casa o tipo de sangre?</text:p>
        </text:list-item>
        <text:list-item>
          <text:p text:style-name="P11"><text:span text:style-name="T1">¿Qué tipos de varitas (</text:span><text:span text:style-name="Source_20_Text"><text:span text:style-name="T1">Wand</text:span></text:span><text:span text:style-name="T1">) son más comunes, y cómo están distribuidas entre casas o especies?</text:span></text:p>
        </text:list-item>
        <text:list-item>
          <text:p text:style-name="P10">¿Qué especies predominan entre los personajes y cómo influyen en sus habilidades o lealtades?</text:p>
        </text:list-item>
        <text:list-item>
          <text:p text:style-name="P12">¿Qué Patronus son más comunes, y están relacionados con casas específicas?</text:p>
        </text:list-item>
      </text:list>
      <text:p text:style-name="P9"/>
      <text:h text:style-name="Heading_20_3" text:outline-level="3"><text:span text:style-name="Strong_20_Emphasis"><text:span text:style-name="T1">Sobre relaciones y patrones</text:span></text:span></text:h>
      <text:list text:style-name="L4">
        <text:list-item>
          <text:p text:style-name="P13"><text:span text:style-name="T1">¿Existen diferencias significativas en las habilidades (</text:span><text:span text:style-name="Source_20_Text"><text:span text:style-name="T1">Skills</text:span></text:span><text:span text:style-name="T1">) de los personajes según su casa o género?</text:span></text:p>
        </text:list-item>
        <text:list-item>
          <text:p text:style-name="P13"><text:span text:style-name="T1">¿Qué personajes destacan por su lealtad (</text:span><text:span text:style-name="Source_20_Text"><text:span text:style-name="T1">Loyalty</text:span></text:span><text:span text:style-name="T1">) a organizaciones o grupos específicos, como la Orden del Fénix o Hogwarts?</text:span></text:p>
        </text:list-item>
        <text:list-item>
          <text:p text:style-name="P14"><text:span text:style-name="T1">¿Hay algún patrón en las fechas de nacimiento (</text:span><text:span text:style-name="Source_20_Text"><text:span text:style-name="T1">Birth</text:span></text:span><text:span text:style-name="T1">) o muerte (</text:span><text:span text:style-name="Source_20_Text"><text:span text:style-name="T1">Death</text:span></text:span><text:span text:style-name="T1">) de los personajes? (Por ejemplo, grupos de edad o períodos históricos clave).</text:span></text:p>
        </text:list-item>
      </text:list>
      <text:p text:style-name="P9"/>
      <text:h text:style-name="Heading_20_3" text:outline-level="3"><text:soft-page-break/><text:span text:style-name="Strong_20_Emphasis"><text:span text:style-name="T1">Preguntas avanzadas (multivariantes)</text:span></text:span></text:h>
      <text:list text:style-name="L5">
        <text:list-item>
          <text:p text:style-name="P15">¿Hay una relación entre las habilidades y el tipo de varita que usa un personaje?</text:p>
        </text:list-item>
        <text:list-item>
          <text:p text:style-name="P15">¿Los personajes de casas específicas tienden a tener más habilidades relacionadas con la magia defensiva o agresiva?</text:p>
        </text:list-item>
        <text:list-item>
          <text:p text:style-name="P15">¿Cómo se relacionan las lealtades con el trabajo o la especie de los personajes?</text:p>
        </text:list-item>
        <text:list-item>
          <text:p text:style-name="P16">¿Qué combinaciones de atributos (casa, varita, Patronus, etc.) parecen ser únicas o recurrentes?</text:p>
        </text:list-item>
      </text:list>
      <text:p text:style-name="P4"/>
      <text:p text:style-name="P4"/>
      <text:p text:style-name="P4"/>
      <text:h text:style-name="Heading_20_2" text:outline-level="2"><text:span text:style-name="Strong_20_Emphasis">Plan de trabajo</text:span></text:h>
      <text:list text:style-name="L6">
        <text:list-item>
          <text:p text:style-name="P17"><text:span text:style-name="Strong_20_Emphasis"><text:span text:style-name="T1">Preparación de datos (ETL):</text:span></text:span></text:p>
          <text:list>
            <text:list-item>
              <text:p text:style-name="P18">Identificar y tratar valores faltantes.</text:p>
            </text:list-item>
            <text:list-item>
              <text:p text:style-name="P18">Normalizar y estandarizar columnas si es necesario (e.g., formatos de fechas, categorías únicas).</text:p>
            </text:list-item>
            <text:list-item>
              <text:p text:style-name="P19"><text:span text:style-name="T1">Verificar consistencia en columnas clave (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Skills</text:span></text:span><text:span text:style-name="T1">, etc.).</text:span></text:p>
            </text:list-item>
          </text:list>
        </text:list-item>
        <text:list-item>
          <text:p text:style-name="P17"><text:span text:style-name="Strong_20_Emphasis"><text:span text:style-name="T1">Análisis univariante:</text:span></text:span></text:p>
          <text:list>
            <text:list-item>
              <text:p text:style-name="P18">Explorar la distribución de cada columna (frecuencias para categóricas, distribuciones para numéricas).</text:p>
            </text:list-item>
            <text:list-item>
              <text:p text:style-name="P18">Identificar patrones iniciales y posibles anomalías.</text:p>
            </text:list-item>
          </text:list>
        </text:list-item>
        <text:list-item>
          <text:p text:style-name="P17"><text:span text:style-name="Strong_20_Emphasis"><text:span text:style-name="T1">Análisis bivariante:</text:span></text:span></text:p>
          <text:list>
            <text:list-item>
              <text:p text:style-name="P18">Comparar relaciones clave (e.g., casas vs. habilidades, tipo de sangre vs. varitas, etc.).</text:p>
            </text:list-item>
            <text:list-item>
              <text:p text:style-name="P18">Visualizar patrones y asociaciones relevantes.</text:p>
            </text:list-item>
          </text:list>
        </text:list-item>
        <text:list-item>
          <text:p text:style-name="P17"><text:span text:style-name="Strong_20_Emphasis"><text:span text:style-name="T1">Análisis multivariante:</text:span></text:span></text:p>
          <text:list>
            <text:list-item>
              <text:p text:style-name="P18">Examinar combinaciones más complejas (e.g., casas + habilidades + lealtades).</text:p>
            </text:list-item>
            <text:list-item>
              <text:p text:style-name="P18">Aplicar técnicas de clustering o segmentación si tiene sentido.</text:p>
            </text:list-item>
          </text:list>
        </text:list-item>
        <text:list-item>
          <text:p text:style-name="P17"><text:span text:style-name="Strong_20_Emphasis"><text:span text:style-name="T1">Documentación:</text:span></text:span></text:p>
          <text:list>
            <text:list-item>
              <text:p text:style-name="P18">Ir creando fichas detalladas por cada columna y registros clave durante el análisis.</text:p>
            </text:list-item>
            <text:list-item>
              <text:p text:style-name="P20">Consolidar hallazgos y generar un informe final.</text:p>
            </text:list-item>
          </text:list>
        </text:list-item>
      </text:list>
      <text:p text:style-name="P4"/>
      <text:p text:style-name="P4"/>
      <text:h text:style-name="Heading_20_1" text:outline-level="1">Preparación de los datos ETL</text:h>
      <text:p text:style-name="Text_20_body"/>
      <text:h text:style-name="Heading_20_2" text:outline-level="2"><text:span text:style-name="Strong_20_Emphasis">Análisis de valores únicos por columna</text:span></text:h>
      <text:list text:style-name="L7">
        <text:list-item>
          <text:p text:style-name="P21"><text:span text:style-name="Strong_20_Emphasis"><text:span text:style-name="Source_20_Text"><text:span text:style-name="T4">Id</text:span></text:span></text:span><text:span text:style-name="Strong_20_Emphasis"><text:span text:style-name="T4"> y </text:span></text:span><text:span text:style-name="Strong_20_Emphasis"><text:span text:style-name="Source_20_Text"><text:span text:style-name="T4">Name</text:span></text:span></text:span><text:span text:style-name="Strong_20_Emphasis"><text:span text:style-name="T4">:</text:span></text:span></text:p>
          <text:list>
            <text:list-item>
              <text:p text:style-name="P22">Son identificadores únicos (140 valores en 140 filas). Probablemente no necesiten transformaciones.</text:p>
            </text:list-item>
          </text:list>
        </text:list-item>
        <text:list-item>
          <text:p text:style-name="P21"><text:soft-page-break/><text:span text:style-name="Strong_20_Emphasis"><text:span text:style-name="Source_20_Text"><text:span text:style-name="T4">Gender</text:span></text:span></text:span><text:span text:style-name="Strong_20_Emphasis"><text:span text:style-name="T4">:</text:span></text:span></text:p>
          <text:list>
            <text:list-item>
              <text:p text:style-name="P22">Solo tiene 2 categorías. Es una columna bien estructurada y lista para el análisi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Job</text:span></text:span></text:span><text:span text:style-name="Strong_20_Emphasis"><text:span text:style-name="T4">:</text:span></text:span></text:p>
          <text:list>
            <text:list-item>
              <text:p text:style-name="P22">Tiene 65 categorías únicas, lo que podría incluir valores duplicados con pequeñas variaciones (por ejemplo, por errores de formato). Sería útil estandarizarla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ouse</text:span></text:span></text:span><text:span text:style-name="Strong_20_Emphasis"><text:span text:style-name="T4">:</text:span></text:span></text:p>
          <text:list>
            <text:list-item>
              <text:p text:style-name="P23"><text:span text:style-name="T4">Seis categorías únicas: probablemente las cuatro casas de Hogwarts más otras dos (</text:span><text:span text:style-name="Source_20_Text"><text:span text:style-name="T4">Sin casa</text:span></text:span><text:span text:style-name="T4"> o </text:span><text:span text:style-name="Source_20_Text"><text:span text:style-name="T4">Desconocido</text:span></text:span><text:span text:style-name="T4">). Deberíamos verificar la consistencia.</text:span></text:p>
            </text:list-item>
          </text:list>
        </text:list-item>
        <text:list-item>
          <text:p text:style-name="P21"><text:span text:style-name="Strong_20_Emphasis"><text:span text:style-name="Source_20_Text"><text:span text:style-name="T4">Wand</text:span></text:span></text:span><text:span text:style-name="Strong_20_Emphasis"><text:span text:style-name="T4">, </text:span></text:span><text:span text:style-name="Strong_20_Emphasis"><text:span text:style-name="Source_20_Text"><text:span text:style-name="T4">Patronus</text:span></text:span></text:span><text:span text:style-name="Strong_20_Emphasis"><text:span text:style-name="T4">:</text:span></text:span></text:p>
          <text:list>
            <text:list-item>
              <text:p text:style-name="P22">Varitas y patronus tienen una variedad interesante (29 y 19 categorías). Revisaremos más adelante si hay valores atípicos o categorías mal etique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pecies</text:span></text:span></text:span><text:span text:style-name="Strong_20_Emphasis"><text:span text:style-name="T4">:</text:span></text:span></text:p>
          <text:list>
            <text:list-item>
              <text:p text:style-name="P22">Diez especies únicas parecen razonables. Deberíamos revisar si todas están correctamente represen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lood status</text:span></text:span></text:span><text:span text:style-name="Strong_20_Emphasis"><text:span text:style-name="T4">:</text:span></text:span></text:p>
          <text:list>
            <text:list-item>
              <text:p text:style-name="P22">Quince categorías son más de las esperadas. Es posible que haya inconsistencias (por ejemplo, diferencias entre "Puro" y "Sangre pura"). Requiere revisión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air colour</text:span></text:span></text:span><text:span text:style-name="Strong_20_Emphasis"><text:span text:style-name="T4">, </text:span></text:span><text:span text:style-name="Strong_20_Emphasis"><text:span text:style-name="Source_20_Text"><text:span text:style-name="T4">Eye colour</text:span></text:span></text:span><text:span text:style-name="Strong_20_Emphasis"><text:span text:style-name="T4">:</text:span></text:span></text:p>
          <text:list>
            <text:list-item>
              <text:p text:style-name="P22">Con 36 y 25 categorías únicas, es probable que necesiten limpieza (e.g., "negro" y "oscuro" podrían referirse a lo mismo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Loyalty</text:span></text:span></text:span><text:span text:style-name="Strong_20_Emphasis"><text:span text:style-name="T4">:</text:span></text:span></text:p>
          <text:list>
            <text:list-item>
              <text:p text:style-name="P22">Nineteen categorías: verificar si hay nombres duplicados con variaciones menore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kills</text:span></text:span></text:span><text:span text:style-name="Strong_20_Emphasis"><text:span text:style-name="T4">:</text:span></text:span></text:p>
          <text:list>
            <text:list-item>
              <text:p text:style-name="P22">Noventa y cuatro habilidades pueden ser muchas. Podríamos dividir esta columna si contiene listas (e.g., habilidades separadas por comas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irth</text:span></text:span></text:span><text:span text:style-name="Strong_20_Emphasis"><text:span text:style-name="T4">, </text:span></text:span><text:span text:style-name="Strong_20_Emphasis"><text:span text:style-name="Source_20_Text"><text:span text:style-name="T4">Death</text:span></text:span></text:span><text:span text:style-name="Strong_20_Emphasis"><text:span text:style-name="T4">:</text:span></text:span></text:p>
          <text:list>
            <text:list-item>
              <text:p text:style-name="P24">Las fechas tienen 112 y 25 valores únicos. Si son datos de tipo texto, podríamos convertirlas al formato de fecha para un análisis más efectivo.</text:p>
            </text:list-item>
          </text:list>
        </text:list-item>
      </text:list>
      <text:p text:style-name="P25"/>
      <text:p text:style-name="Text_20_body"><text:span text:style-name="Strong_20_Emphasis">Próximos pasos:</text:span></text:p>
      <text:list text:style-name="L8">
        <text:list-item>
          <text:p text:style-name="P26"><text:span text:style-name="T4">Revisar la salida de </text:span><text:span text:style-name="Source_20_Text"><text:span text:style-name="T4">df.info()</text:span></text:span><text:span text:style-name="T4"> para verificar:</text:span></text:p>
          <text:list>
            <text:list-item>
              <text:p text:style-name="P27">Cantidad de valores faltantes.</text:p>
            </text:list-item>
            <text:list-item>
              <text:p text:style-name="P27">Tipos de datos.</text:p>
            </text:list-item>
          </text:list>
        </text:list-item>
        <text:list-item>
          <text:p text:style-name="P27">Tratar las columnas más problemáticas:</text:p>
          <text:list>
            <text:list-item>
              <text:p text:style-name="P26"><text:span text:style-name="T4">Limpiar y estandarizar categorías en columnas como </text:span><text:span text:style-name="Source_20_Text"><text:span text:style-name="T4">Job</text:span></text:span><text:span text:style-name="T4">, </text:span><text:span text:style-name="Source_20_Text"><text:span text:style-name="T4">Blood status</text:span></text:span><text:span text:style-name="T4">, </text:span><text:span text:style-name="Source_20_Text"><text:span text:style-name="T4">Hair colour</text:span></text:span><text:span text:style-name="T4">, etc.</text:span></text:p>
            </text:list-item>
            <text:list-item>
              <text:p text:style-name="P28"><text:span text:style-name="T4">Convertir fechas (</text:span><text:span text:style-name="Source_20_Text"><text:span text:style-name="T4">Birth</text:span></text:span><text:span text:style-name="T4">, </text:span><text:span text:style-name="Source_20_Text"><text:span text:style-name="T4">Death</text:span></text:span><text:span text:style-name="T4">) al formato adecuado.</text:span></text:p>
            </text:list-item>
          </text:list>
        </text:list-item>
      </text:list>
      <text:p text:style-name="P4"/>
      <text:p text:style-name="P4"/>
      <text:h text:style-name="Heading_20_2" text:outline-level="2"><text:soft-page-break/><text:span text:style-name="Strong_20_Emphasis"><text:span text:style-name="T4">Análisis de valores faltantes por columna</text:span></text:span></text:h>
      <text:list text:style-name="L9">
        <text:list-item>
          <text:p text:style-name="P29"><text:span text:style-name="Strong_20_Emphasis"><text:span text:style-name="T4">Columnas completas (sin valores faltantes):</text:span></text:span></text:p>
          <text:list>
            <text:list-item>
              <text:p text:style-name="P30"><text:span text:style-name="Source_20_Text"><text:span text:style-name="T4">Id</text:span></text:span><text:span text:style-name="T4">, </text:span><text:span text:style-name="Source_20_Text"><text:span text:style-name="T4">Name</text:span></text:span><text:span text:style-name="T4">, </text:span><text:span text:style-name="Source_20_Text"><text:span text:style-name="T4">Species</text:span></text:span><text:span text:style-name="T4">: Estas columnas no requieren tratamiento de valores faltantes.</text:span></text:p>
            </text:list-item>
          </text:list>
        </text:list-item>
        <text:list-item>
          <text:p text:style-name="P29"><text:span text:style-name="Strong_20_Emphasis"><text:span text:style-name="T4">Columnas con pocos valores faltantes (≤ 10%):</text:span></text:span></text:p>
          <text:list>
            <text:list-item>
              <text:p text:style-name="P30"><text:span text:style-name="Source_20_Text"><text:span text:style-name="T4">Gender</text:span></text:span><text:span text:style-name="T4"> (1 faltante, 0.7%): Posiblemente imputable con la categoría más frecuente o "Desconocido".</text:span></text:p>
            </text:list-item>
          </text:list>
        </text:list-item>
        <text:list-item>
          <text:p text:style-name="P29"><text:span text:style-name="Strong_20_Emphasis"><text:span text:style-name="T4">Columnas con valores faltantes moderados (10%-25%):</text:span></text:span></text:p>
          <text:list>
            <text:list-item>
              <text:p text:style-name="P30"><text:span text:style-name="Source_20_Text"><text:span text:style-name="T4">Job</text:span></text:span><text:span text:style-name="T4"> (19 faltantes, ~14%): Podríamos asignar "Sin trabajo" o "Desconocido".</text:span></text:p>
            </text:list-item>
            <text:list-item>
              <text:p text:style-name="P30"><text:span text:style-name="Source_20_Text"><text:span text:style-name="T4">Wand</text:span></text:span><text:span text:style-name="T4"> (8 faltantes, ~5.7%): Completar con "Sin varita" o "Desconocido".</text:span></text:p>
            </text:list-item>
            <text:list-item>
              <text:p text:style-name="P30"><text:span text:style-name="Source_20_Text"><text:span text:style-name="T4">Patronus</text:span></text:span><text:span text:style-name="T4"> (17 faltantes, ~12%): Usar "Sin Patronus" o "Desconocido".</text:span></text:p>
            </text:list-item>
            <text:list-item>
              <text:p text:style-name="P30"><text:span text:style-name="Source_20_Text"><text:span text:style-name="T4">Hair colour</text:span></text:span><text:span text:style-name="T4">, </text:span><text:span text:style-name="Source_20_Text"><text:span text:style-name="T4">Blood status</text:span></text:span><text:span text:style-name="T4">, </text:span><text:span text:style-name="Source_20_Text"><text:span text:style-name="T4">Skills</text:span></text:span><text:span text:style-name="T4">, </text:span><text:span text:style-name="Source_20_Text"><text:span text:style-name="T4">Birth</text:span></text:span><text:span text:style-name="T4">: Similar enfoque según el contexto.</text:span></text:p>
            </text:list-item>
          </text:list>
        </text:list-item>
        <text:list-item>
          <text:p text:style-name="P29"><text:span text:style-name="Strong_20_Emphasis"><text:span text:style-name="T4">Columnas con muchos valores faltantes (&gt; 30%):</text:span></text:span></text:p>
          <text:list>
            <text:list-item>
              <text:p text:style-name="P30"><text:span text:style-name="Source_20_Text"><text:span text:style-name="T4">House</text:span></text:span><text:span text:style-name="T4"> (39 faltantes, ~28%): Esto podría significar que los personajes no tienen casa asignada.</text:span></text:p>
            </text:list-item>
            <text:list-item>
              <text:p text:style-name="P30"><text:span text:style-name="Source_20_Text"><text:span text:style-name="T4">Eye colour</text:span></text:span><text:span text:style-name="T4"> (54 faltantes, ~38.5%): Asignar "Desconocido" o imputar con la moda.</text:span></text:p>
            </text:list-item>
            <text:list-item>
              <text:p text:style-name="P30"><text:span text:style-name="Source_20_Text"><text:span text:style-name="T4">Loyalty</text:span></text:span><text:span text:style-name="T4"> (51 faltantes, ~36%): Completar con "Ninguna lealtad" o "Desconocido".</text:span></text:p>
            </text:list-item>
            <text:list-item>
              <text:p text:style-name="P29"><text:span text:style-name="Source_20_Text"><text:span text:style-name="T4">Death</text:span></text:span><text:span text:style-name="T4"> (98 faltantes, ~70%): Usar "Desconocido" o dejar como NaN.</text:span></text:p>
            </text:list-item>
          </text:list>
        </text:list-item>
      </text:list>
      <text:p text:style-name="P25"/>
      <text:p text:style-name="Text_20_body"><text:span text:style-name="Strong_20_Emphasis"><text:span text:style-name="T4">Plan de tratamiento</text:span></text:span></text:p>
      <text:list text:style-name="L10">
        <text:list-item>
          <text:p text:style-name="P31"><text:span text:style-name="T4">Para columnas categóricas (</text:span><text:span text:style-name="Source_20_Text"><text:span text:style-name="T4">Gender</text:span></text:span><text:span text:style-name="T4">, </text:span><text:span text:style-name="Source_20_Text"><text:span text:style-name="T4">Job</text:span></text:span><text:span text:style-name="T4">, </text:span><text:span text:style-name="Source_20_Text"><text:span text:style-name="T4">House</text:span></text:span><text:span text:style-name="T4">, etc.):</text:span></text:p>
          <text:list>
            <text:list-item>
              <text:p text:style-name="P32">Rellenar valores faltantes con categorías como "Desconocido" o "Sin información", según corresponda.</text:p>
            </text:list-item>
          </text:list>
        </text:list-item>
        <text:list-item>
          <text:p text:style-name="P31"><text:span text:style-name="T4">Para columnas numéricas o de texto especial (</text:span><text:span text:style-name="Source_20_Text"><text:span text:style-name="T4">Birth</text:span></text:span><text:span text:style-name="T4">, </text:span><text:span text:style-name="Source_20_Text"><text:span text:style-name="T4">Death</text:span></text:span><text:span text:style-name="T4">):</text:span></text:p>
          <text:list>
            <text:list-item>
              <text:p text:style-name="P33"><text:span text:style-name="T4">Convertir al formato adecuado (e.g., fechas para </text:span><text:span text:style-name="Source_20_Text"><text:span text:style-name="T4">Birth</text:span></text:span><text:span text:style-name="T4"> y </text:span><text:span text:style-name="Source_20_Text"><text:span text:style-name="T4">Death</text:span></text:span><text:span text:style-name="T4">).</text:span></text:p>
            </text:list-item>
            <text:list-item>
              <text:p text:style-name="P33"><text:span text:style-name="T4">Dejar los valores faltantes como NaN si tienen sentido (e.g., </text:span><text:span text:style-name="Source_20_Text"><text:span text:style-name="T4">Death</text:span></text:span><text:span text:style-name="T4"> podría indicar que el personaje sigue vivo).</text:span></text:p>
            </text:list-item>
          </text:list>
        </text:list-item>
        <text:list-item>
          <text:p text:style-name="P34">Documentar todas las decisiones de imputación para un análisis transparente.</text:p>
        </text:list-item>
      </text:list>
      <text:p text:style-name="P4"/>
      <text:p text:style-name="P4"/>
      <text:p text:style-name="P4"/>
      <text:h text:style-name="Heading_20_2" text:outline-level="2"><text:span text:style-name="T5">O</text:span>bservaciones para ayudarte a identificar inconsistencias</text:h>
      <text:h text:style-name="Heading_20_3" text:outline-level="3"><text:span text:style-name="T4">1. </text:span><text:span text:style-name="Strong_20_Emphasis"><text:span text:style-name="T4">House</text:span></text:span></text:h>
      <text:list text:style-name="L11">
        <text:list-item>
          <text:p text:style-name="P35"><text:span text:style-name="T4">Valores posibles: </text:span><text:span text:style-name="Source_20_Text"><text:span text:style-name="T4">'Gryffindor'</text:span></text:span><text:span text:style-name="T4">, </text:span><text:span text:style-name="Source_20_Text"><text:span text:style-name="T4">'Ravenclaw'</text:span></text:span><text:span text:style-name="T4">, </text:span><text:span text:style-name="Source_20_Text"><text:span text:style-name="T4">'Slytherin'</text:span></text:span><text:span text:style-name="T4">, </text:span><text:span text:style-name="Source_20_Text"><text:span text:style-name="T4">'Hufflepuff'</text:span></text:span><text:span text:style-name="T4">, </text:span><text:span text:style-name="Source_20_Text"><text:span text:style-name="T4">'Beauxbatons Academy of Magic'</text:span></text:span><text:span text:style-name="T4">, </text:span><text:span text:style-name="Source_20_Text"><text:span text:style-name="T4">'Durmstrang Institute'</text:span></text:span><text:span text:style-name="T4">.</text:span></text:p>
        </text:list-item>
        <text:list-item>
          <text:p text:style-name="P36"><text:span text:style-name="Strong_20_Emphasis"><text:span text:style-name="T4">Observación</text:span></text:span><text:span text:style-name="T4">: Hay casas fuera del sistema de Hogwarts como </text:span><text:span text:style-name="Source_20_Text"><text:span text:style-name="T4">Beauxbatons Academy of Magic</text:span></text:span><text:span text:style-name="T4"> y </text:span><text:span text:style-name="Source_20_Text"><text:span text:style-name="T4">Durmstrang Institute</text:span></text:span><text:span text:style-name="T4">. Tal vez sea necesario verificar si estas casas deben ser tratadas de manera diferente o si se consideran válidas en el análisis.</text:span></text:p>
        </text:list-item>
      </text:list>
      <text:h text:style-name="Heading_20_3" text:outline-level="3"><text:soft-page-break/><text:span text:style-name="T4">2. </text:span><text:span text:style-name="Strong_20_Emphasis"><text:span text:style-name="T4">Hair colour</text:span></text:span></text:h>
      <text:list text:style-name="L12">
        <text:list-item>
          <text:p text:style-name="P37"><text:span text:style-name="T4">Valores posibles: </text:span><text:span text:style-name="Source_20_Text"><text:span text:style-name="T4">'Black'</text:span></text:span><text:span text:style-name="T4">, </text:span><text:span text:style-name="Source_20_Text"><text:span text:style-name="T4">'Red'</text:span></text:span><text:span text:style-name="T4">, </text:span><text:span text:style-name="Source_20_Text"><text:span text:style-name="T4">'Brown'</text:span></text:span><text:span text:style-name="T4">, </text:span><text:span text:style-name="Source_20_Text"><text:span text:style-name="T4">'Silver| formerly auburn'</text:span></text:span><text:span text:style-name="T4">, </text:span><text:span text:style-name="Source_20_Text"><text:span text:style-name="T4">'Blond'</text:span></text:span><text:span text:style-name="T4">, </text:span><text:span text:style-name="Source_20_Text"><text:span text:style-name="T4">'Sandy'</text:span></text:span><text:span text:style-name="T4">, </text:span><text:span text:style-name="Source_20_Text"><text:span text:style-name="T4">'Auburn'</text:span></text:span><text:span text:style-name="T4">, </text:span><text:span text:style-name="Source_20_Text"><text:span text:style-name="T4">'Light brown flecked with grey'</text:span></text:span><text:span text:style-name="T4">, </text:span><text:span text:style-name="Source_20_Text"><text:span text:style-name="T4">'Colourless and balding'</text:span></text:span><text:span text:style-name="T4">, </text:span><text:span text:style-name="Source_20_Text"><text:span text:style-name="T4">'Dark'</text:span></text:span><text:span text:style-name="T4">, </text:span><text:span text:style-name="Source_20_Text"><text:span text:style-name="T4">'Mousy'</text:span></text:span><text:span text:style-name="T4">, </text:span><text:span text:style-name="Source_20_Text"><text:span text:style-name="T4">'Dirty-blonde'</text:span></text:span><text:span text:style-name="T4">, </text:span><text:span text:style-name="Source_20_Text"><text:span text:style-name="T4">'White'</text:span></text:span><text:span text:style-name="T4">, etc.</text:span></text:p>
        </text:list-item>
        <text:list-item>
          <text:p text:style-name="P37"><text:span text:style-name="Strong_20_Emphasis"><text:span text:style-name="T4">Observación</text:span></text:span><text:span text:style-name="T4">: Existen varias variaciones como </text:span><text:span text:style-name="Source_20_Text"><text:span text:style-name="T4">Blond</text:span></text:span><text:span text:style-name="T4"> y </text:span><text:span text:style-name="Source_20_Text"><text:span text:style-name="T4">Blonde</text:span></text:span><text:span text:style-name="T4">, y también casos como </text:span><text:span text:style-name="Source_20_Text"><text:span text:style-name="T4">Colourless and balding</text:span></text:span><text:span text:style-name="T4">, </text:span><text:span text:style-name="Source_20_Text"><text:span text:style-name="T4">Silver| formerly auburn</text:span></text:span><text:span text:style-name="T4">. Es necesario unificar las variaciones de texto o decidir cómo tratarlas.</text:span></text:p>
        </text:list-item>
        <text:list-item>
          <text:p text:style-name="P38"><text:span text:style-name="Strong_20_Emphasis"><text:span text:style-name="T4">Sugerencia</text:span></text:span><text:span text:style-name="T4">: Puedes considerar agrupar los colores similares o unificar algunas variaciones.</text:span></text:p>
        </text:list-item>
      </text:list>
      <text:h text:style-name="Heading_20_3" text:outline-level="3"><text:span text:style-name="T4">3. </text:span><text:span text:style-name="Strong_20_Emphasis"><text:span text:style-name="T4">Eye colour</text:span></text:span></text:h>
      <text:list text:style-name="L13">
        <text:list-item>
          <text:p text:style-name="P39"><text:span text:style-name="T4">Valores posibles: </text:span><text:span text:style-name="Source_20_Text"><text:span text:style-name="T4">'Bright green'</text:span></text:span><text:span text:style-name="T4">, </text:span><text:span text:style-name="Source_20_Text"><text:span text:style-name="T4">'Blue'</text:span></text:span><text:span text:style-name="T4">, </text:span><text:span text:style-name="Source_20_Text"><text:span text:style-name="T4">'Brown'</text:span></text:span><text:span text:style-name="T4">, </text:span><text:span text:style-name="Source_20_Text"><text:span text:style-name="T4">'Black'</text:span></text:span><text:span text:style-name="T4">, </text:span><text:span text:style-name="Source_20_Text"><text:span text:style-name="T4">'Bright brown'</text:span></text:span><text:span text:style-name="T4">, </text:span><text:span text:style-name="Source_20_Text"><text:span text:style-name="T4">'Hazel'</text:span></text:span><text:span text:style-name="T4">, </text:span><text:span text:style-name="Source_20_Text"><text:span text:style-name="T4">'Green'</text:span></text:span><text:span text:style-name="T4">, </text:span><text:span text:style-name="Source_20_Text"><text:span text:style-name="T4">'Dark'</text:span></text:span><text:span text:style-name="T4">, </text:span><text:span text:style-name="Source_20_Text"><text:span text:style-name="T4">'Pale silvery'</text:span></text:span><text:span text:style-name="T4">, </text:span><text:span text:style-name="Source_20_Text"><text:span text:style-name="T4">'Scarlet'</text:span></text:span><text:span text:style-name="T4">, </text:span><text:span text:style-name="Source_20_Text"><text:span text:style-name="T4">'Pale, freckled'</text:span></text:span><text:span text:style-name="T4">, etc.</text:span></text:p>
        </text:list-item>
        <text:list-item>
          <text:p text:style-name="P39"><text:span text:style-name="Strong_20_Emphasis"><text:span text:style-name="T4">Observación</text:span></text:span><text:span text:style-name="T4">: Algunos valores como </text:span><text:span text:style-name="Source_20_Text"><text:span text:style-name="T4">Bright green</text:span></text:span><text:span text:style-name="T4"> y </text:span><text:span text:style-name="Source_20_Text"><text:span text:style-name="T4">Bright Blue</text:span></text:span><text:span text:style-name="T4"> pueden ser una variante de </text:span><text:span text:style-name="Source_20_Text"><text:span text:style-name="T4">Green</text:span></text:span><text:span text:style-name="T4"> o </text:span><text:span text:style-name="Source_20_Text"><text:span text:style-name="T4">Blue</text:span></text:span><text:span text:style-name="T4">. También hay otros valores poco convencionales como </text:span><text:span text:style-name="Source_20_Text"><text:span text:style-name="T4">Scarlet</text:span></text:span><text:span text:style-name="T4"> y </text:span><text:span text:style-name="Source_20_Text"><text:span text:style-name="T4">Yellowish</text:span></text:span><text:span text:style-name="T4">.</text:span></text:p>
        </text:list-item>
        <text:list-item>
          <text:p text:style-name="P40"><text:span text:style-name="Strong_20_Emphasis"><text:span text:style-name="T4">Sugerencia</text:span></text:span><text:span text:style-name="T4">: Podríamos agrupar colores similares o eliminar valores ambiguos.</text:span></text:p>
        </text:list-item>
      </text:list>
      <text:h text:style-name="Heading_20_3" text:outline-level="3"><text:span text:style-name="T4">4. </text:span><text:span text:style-name="Strong_20_Emphasis"><text:span text:style-name="T4">Species</text:span></text:span></text:h>
      <text:list text:style-name="L14">
        <text:list-item>
          <text:p text:style-name="P41"><text:span text:style-name="T4">Valores posibles: </text:span><text:span text:style-name="Source_20_Text"><text:span text:style-name="T4">'Human'</text:span></text:span><text:span text:style-name="T4">, </text:span><text:span text:style-name="Source_20_Text"><text:span text:style-name="T4">'Half-Human/Half-Giant'</text:span></text:span><text:span text:style-name="T4">, </text:span><text:span text:style-name="Source_20_Text"><text:span text:style-name="T4">'Werewolf'</text:span></text:span><text:span text:style-name="T4">, </text:span><text:span text:style-name="Source_20_Text"><text:span text:style-name="T4">'Ghost'</text:span></text:span><text:span text:style-name="T4">, </text:span><text:span text:style-name="Source_20_Text"><text:span text:style-name="T4">'Centaur'</text:span></text:span><text:span text:style-name="T4">, </text:span><text:span text:style-name="Source_20_Text"><text:span text:style-name="T4">'House elf'</text:span></text:span><text:span text:style-name="T4">, etc.</text:span></text:p>
        </text:list-item>
        <text:list-item>
          <text:p text:style-name="P41"><text:span text:style-name="Strong_20_Emphasis"><text:span text:style-name="T4">Observación</text:span></text:span><text:span text:style-name="T4">: Algunos valores tienen espacios extraños como </text:span><text:span text:style-name="Source_20_Text"><text:span text:style-name="T4">'Human\xa0'</text:span></text:span><text:span text:style-name="T4">, que probablemente son caracteres no imprimibles. Además, hay combinaciones extrañas como </text:span><text:span text:style-name="Source_20_Text"><text:span text:style-name="T4">'Human(Werewolf traits)'</text:span></text:span><text:span text:style-name="T4">.</text:span></text:p>
        </text:list-item>
        <text:list-item>
          <text:p text:style-name="P42"><text:span text:style-name="Strong_20_Emphasis"><text:span text:style-name="T4">Sugerencia</text:span></text:span><text:span text:style-name="T4">: Limpiar espacios adicionales y verificar si estos valores son realmente diferentes o deberían ser categorizados de manera uniforme.</text:span></text:p>
        </text:list-item>
      </text:list>
      <text:h text:style-name="Heading_20_3" text:outline-level="3"><text:span text:style-name="T4">5. </text:span><text:span text:style-name="Strong_20_Emphasis"><text:span text:style-name="T4">Skills</text:span></text:span></text:h>
      <text:list text:style-name="L15">
        <text:list-item>
          <text:p text:style-name="P43"><text:span text:style-name="T4">Valores posibles: </text:span><text:span text:style-name="Source_20_Text"><text:span text:style-name="T4">'Parseltongue| Defence Against the Dark Arts | Seeker'</text:span></text:span><text:span text:style-name="T4">, </text:span><text:span text:style-name="Source_20_Text"><text:span text:style-name="T4">'Wizard chess | Quidditch goalkeeping'</text:span></text:span><text:span text:style-name="T4">, </text:span><text:span text:style-name="Source_20_Text"><text:span text:style-name="T4">'Herbology'</text:span></text:span><text:span text:style-name="T4">, </text:span><text:span text:style-name="Source_20_Text"><text:span text:style-name="T4">'Beater'</text:span></text:span><text:span text:style-name="T4">, </text:span><text:span text:style-name="Source_20_Text"><text:span text:style-name="T4">'Animagus'</text:span></text:span><text:span text:style-name="T4">, </text:span><text:span text:style-name="Source_20_Text"><text:span text:style-name="T4">'Seeker'</text:span></text:span><text:span text:style-name="T4">, etc.</text:span></text:p>
        </text:list-item>
        <text:list-item>
          <text:p text:style-name="P43"><text:span text:style-name="Strong_20_Emphasis"><text:span text:style-name="T4">Observación</text:span></text:span><text:span text:style-name="T4">: Las habilidades están concatenadas usando </text:span><text:span text:style-name="Source_20_Text"><text:span text:style-name="T4">|</text:span></text:span><text:span text:style-name="T4">, lo que puede hacer que sea complicado analizarlas. También hay valores complejos con descripciones largas, como </text:span><text:span text:style-name="Source_20_Text"><text:span text:style-name="T4">"Considered by many to be one of the most powerful wizards of his time"</text:span></text:span><text:span text:style-name="T4">.</text:span></text:p>
        </text:list-item>
        <text:list-item>
          <text:p text:style-name="P44"><text:span text:style-name="Strong_20_Emphasis"><text:span text:style-name="T4">Sugerencia</text:span></text:span><text:span text:style-name="T4">: Considerar separar las habilidades por el delimitador </text:span><text:span text:style-name="Source_20_Text"><text:span text:style-name="T4">|</text:span></text:span><text:span text:style-name="T4"> para tener una columna para cada habilidad o un conjunto de habilidades.</text:span></text:p>
        </text:list-item>
      </text:list>
      <text:h text:style-name="Heading_20_3" text:outline-level="3"><text:span text:style-name="T4">6. </text:span><text:span text:style-name="Strong_20_Emphasis"><text:span text:style-name="T4">Loyalty</text:span></text:span></text:h>
      <text:list text:style-name="L16">
        <text:list-item>
          <text:p text:style-name="P45"><text:span text:style-name="T4">Valores posibles: </text:span><text:span text:style-name="Source_20_Text"><text:span text:style-name="T4">"Albus Dumbledore | Dumbledore's Army | Order of the Phoenix"</text:span></text:span><text:span text:style-name="T4">, </text:span><text:span text:style-name="Source_20_Text"><text:span text:style-name="T4">'Lord Voldemort| Death Eaters'</text:span></text:span><text:span text:style-name="T4">, </text:span><text:span text:style-name="Source_20_Text"><text:span text:style-name="T4">'Ministry of Magic'</text:span></text:span><text:span text:style-name="T4">, etc.</text:span></text:p>
        </text:list-item>
        <text:list-item>
          <text:p text:style-name="P45"><text:span text:style-name="Strong_20_Emphasis"><text:span text:style-name="T4">Observación</text:span></text:span><text:span text:style-name="T4">: Hay muchos valores complejos con múltiples organizaciones o grupos en un solo campo. El delimitador </text:span><text:span text:style-name="Source_20_Text"><text:span text:style-name="T4">|</text:span></text:span><text:span text:style-name="T4"> podría ser una buena base para dividir estas lealtades.</text:span></text:p>
        </text:list-item>
        <text:list-item>
          <text:p text:style-name="P46"><text:span text:style-name="Strong_20_Emphasis"><text:span text:style-name="T4">Sugerencia</text:span></text:span><text:span text:style-name="T4">: Similar a las habilidades, podemos dividir las lealtades en varias columnas o trabajar con conjuntos de lealtades.</text:span></text:p>
        </text:list-item>
      </text:list>
      <text:p text:style-name="P25"/>
      <text:h text:style-name="Heading_20_2" text:outline-level="2"><text:soft-page-break/><text:span text:style-name="Strong_20_Emphasis">Siguiente paso:</text:span></text:h>
      <text:p text:style-name="P47">Podemos proceder a:</text:p>
      <text:list text:style-name="L17">
        <text:list-item>
          <text:p text:style-name="P48"><text:span text:style-name="T4">Unificar o limpiar las inconsistencias de los valores (por ejemplo, </text:span><text:span text:style-name="Source_20_Text"><text:span text:style-name="T4">Blond</text:span></text:span><text:span text:style-name="T4"> y </text:span><text:span text:style-name="Source_20_Text"><text:span text:style-name="T4">Blonde</text:span></text:span><text:span text:style-name="T4">, o eliminar espacios extraños).</text:span></text:p>
        </text:list-item>
        <text:list-item>
          <text:p text:style-name="P49"><text:span text:style-name="T4">Decidir si dividir algunas columnas (como </text:span><text:span text:style-name="Source_20_Text"><text:span text:style-name="T4">Skills</text:span></text:span><text:span text:style-name="T4"> y </text:span><text:span text:style-name="Source_20_Text"><text:span text:style-name="T4">Loyalty</text:span></text:span><text:span text:style-name="T4">) en varias, para facilitar el análisis.</text:span></text:p>
        </text:list-item>
      </text:list>
      <text:p text:style-name="P4"/>
      <text:p text:style-name="P4"/>
      <text:p text:style-name="P4"/>
      <text:h text:style-name="Heading_20_2" text:outline-level="2"><text:span text:style-name="Strong_20_Emphasis">Documentación actualizada </text:span><text:span text:style-name="Strong_20_Emphasis"><text:span text:style-name="T6">tras hacer algo de limpieza</text:span></text:span></text:h>
      <text:h text:style-name="Heading_20_4" text:outline-level="4"><text:span text:style-name="Strong_20_Emphasis"><text:span text:style-name="T4">Cambios realizados hasta ahora</text:span></text:span></text:h>
      <text:list text:style-name="L18">
        <text:list-item>
          <text:p text:style-name="P50"><text:span text:style-name="Strong_20_Emphasis"><text:span text:style-name="T4">Columnas eliminadas:</text:span></text:span></text:p>
          <text:list>
            <text:list-item>
              <text:p text:style-name="P50"><text:span text:style-name="T4">Se eliminaron </text:span><text:span text:style-name="Source_20_Text"><text:span text:style-name="T4">Birth</text:span></text:span><text:span text:style-name="T4"> y </text:span><text:span text:style-name="Source_20_Text"><text:span text:style-name="T4">Death</text:span></text:span><text:span text:style-name="T4"> por no ser relevantes para el análisis.</text:span></text:p>
            </text:list-item>
          </text:list>
        </text:list-item>
        <text:list-item>
          <text:p text:style-name="P50"><text:span text:style-name="Strong_20_Emphasis"><text:span text:style-name="T4">Detección y tratamiento de duplicados:</text:span></text:span></text:p>
          <text:list>
            <text:list-item>
              <text:p text:style-name="P51">Se eliminó cualquier fila duplicada en el DataFrame.</text:p>
            </text:list-item>
          </text:list>
        </text:list-item>
        <text:list-item>
          <text:p text:style-name="P50"><text:span text:style-name="Strong_20_Emphasis"><text:span text:style-name="T4">Limpieza de valores inconsistentes:</text:span></text:span></text:p>
          <text:list>
            <text:list-item>
              <text:p text:style-name="P50"><text:span text:style-name="Strong_20_Emphasis"><text:span text:style-name="Source_20_Text"><text:span text:style-name="T4">House</text:span></text:span></text:span><text:span text:style-name="Strong_20_Emphasis"><text:span text:style-name="T4">:</text:span></text:span><text:span text:style-name="T4"> Se corrigieron los valores para limitar las casas a Gryffindor, Slytherin, Hufflepuff, Ravenclaw, y escuelas mágicas válidas.</text:span></text:p>
            </text:list-item>
            <text:list-item>
              <text:p text:style-name="P50"><text:span text:style-name="Strong_20_Emphasis"><text:span text:style-name="Source_20_Text"><text:span text:style-name="T4">Hair colour</text:span></text:span></text:span><text:span text:style-name="Strong_20_Emphasis"><text:span text:style-name="T4">:</text:span></text:span><text:span text:style-name="T4"> Se agruparon colores similares y se corrigieron inconsistencias.</text:span></text:p>
            </text:list-item>
            <text:list-item>
              <text:p text:style-name="P50"><text:span text:style-name="Strong_20_Emphasis"><text:span text:style-name="Source_20_Text"><text:span text:style-name="T4">Eye colour</text:span></text:span></text:span><text:span text:style-name="Strong_20_Emphasis"><text:span text:style-name="T4">:</text:span></text:span><text:span text:style-name="T4"> Se normalizaron colores de ojos, eliminando errores tipográficos y agrupando valores similares.</text:span></text:p>
            </text:list-item>
            <text:list-item>
              <text:p text:style-name="P52"><text:span text:style-name="Strong_20_Emphasis"><text:span text:style-name="Source_20_Text"><text:span text:style-name="T4">Species</text:span></text:span></text:span><text:span text:style-name="Strong_20_Emphasis"><text:span text:style-name="T4">:</text:span></text:span><text:span text:style-name="T4"> Se unificaron especies relevantes en una lista cerrada de categorías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22:38.825000000</meta:creation-date>
    <dc:date>2024-12-05T19:30:58.944000000</dc:date>
    <meta:editing-duration>PT2H21M45S</meta:editing-duration>
    <meta:editing-cycles>11</meta:editing-cycles>
    <meta:generator>LibreOffice/24.8.3.2$Windows_X86_64 LibreOffice_project/48a6bac9e7e268aeb4c3483fcf825c94556d9f92</meta:generator>
    <meta:document-statistic meta:table-count="0" meta:image-count="0" meta:object-count="0" meta:page-count="6" meta:paragraph-count="136" meta:word-count="1515" meta:character-count="10064" meta:non-whitespace-character-count="8798"/>
  </office:meta>
</office:document-meta>
</file>